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style:font-name="Nimbus Roman No9 L" fo:font-size="15pt" style:font-size-asian="15pt" style:font-size-complex="15pt"/>
    </style:style>
    <style:style style:name="P5" style:family="paragraph" style:parent-style-name="Standard">
      <style:paragraph-properties fo:text-align="start" style:justify-single-word="false" fo:break-before="pag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fo:break-before="page"/>
      <style:text-properties style:font-name="Nimbus Roman No9 L" fo:font-size="15pt" fo:font-style="normal" style:text-underline-style="none" fo:font-weight="bold"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Standard" style:list-style-name="L1">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style:font-name="Nimbus Roman No9 L" fo:font-size="15pt" fo:font-style="normal" style:text-underline-style="none" fo:font-weight="bold" style:font-size-asian="15pt" style:font-style-asian="normal" style:font-weight-asian="bold" style:font-size-complex="15pt" style:font-style-complex="normal" style:font-weight-complex="bold"/>
    </style:style>
    <style:style style:name="P10" style:family="paragraph" style:parent-style-name="Standard">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T1" style:family="text">
      <style:text-properties fo:color="#ff0000"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COMPLETAR!!!</text:span></text:p>
      <text:p text:style-name="Standard"/>
      <text:p text:style-name="P2">Documentación Técnica</text:p>
      <text:p text:style-name="P2"/>
      <text:p text:style-name="P4">Integrantes:</text:p>
      <text:p text:style-name="P4">Bogado Sebastián <text:tab/>91707</text:p>
      <text:p text:style-name="P4">Garay Ignacio <text:tab/><text:tab/>….....</text:p>
      <text:p text:style-name="P3">Torres Miguel<text:tab/><text:tab/>91396</text:p>
      <text:p text:style-name="P3"/>
      <text:p text:style-name="P3"/>
      <text:p text:style-name="P5">Índice:</text:p>
      <text:list xml:id="list1271895041" text:style-name="L1">
        <text:list-item>
          <text:p text:style-name="P8">Requerimientos de Software</text:p>
        </text:list-item>
        <text:list-item>
          <text:p text:style-name="P8">Arquitectura general del Proyecto</text:p>
        </text:list-item>
        <text:list-item>
          <text:p text:style-name="P8">Módulos</text:p>
          <text:p text:style-name="P8">3.1. Modulo Servidor</text:p>
          <text:p text:style-name="P8">3.2. Modulo Base De Datos</text:p>
          <text:p text:style-name="P8">3.3. Modulo Agente</text:p>
          <text:p text:style-name="P8">3.4. Modulo Cliente</text:p>
        </text:list-item>
        <text:list-item>
          <text:p text:style-name="P8">Programas Intermedios y de Prueba.</text:p>
        </text:list-item>
      </text:list>
      <text:p text:style-name="P3"/>
      <text:p text:style-name="P3"/>
      <text:p text:style-name="P6">1 . <text:span text:style-name="T2">Requerimientos de Software</text:span></text:p>
      <text:p text:style-name="P3"/>
      <text:p text:style-name="P3"/>
      <text:p text:style-name="P3"/>
      <text:p text:style-name="P6">2 . <text:span text:style-name="T2">Arquitectura General del Proyecto</text:span></text:p>
      <text:p text:style-name="P10"/>
      <text:p text:style-name="P3"/>
      <text:p text:style-name="P6">3 . <text:span text:style-name="T2">Módulos</text:span></text:p>
      <text:p text:style-name="P3"/>
      <text:p text:style-name="P3">En las siguientes subsecciones se dará una breve explicación de como se implementaron los distintos módulos del proyecto.</text:p>
      <text:p text:style-name="P3"/>
      <text:p text:style-name="P9">3 . 1 . Modulo Servidor</text:p>
      <text:p text:style-name="P3"/>
      <text:p text:style-name="P9">3 . 2 . Modulo Base de Datos</text:p>
      <text:p text:style-name="P3"/>
      <text:p text:style-name="P3">Este modulo comprende tanto la parte de la llegada de una consulta y como es su resolución y acceso disco.</text:p>
      <text:p text:style-name="P3">Para la resolver una consulta, ya después de haber pasado por distintas capas de la aplicación llegando a esta. Para la consulta de un agente después de haber pasado el validador de entradas, solo se almacena los datos en un registro.</text:p>
      <text:p text:style-name="P3">Para el caso de que sea una consulta de un cliente, primero se determina que tipo de consulta es, ya que hay dos tipos de consultas para esta etapa, de una Tabla Común o de una Tabla Pivote, ya que hay distintas resoluciones para cada tipo.</text:p>
      <text:p text:style-name="P3"/>
      <text:p text:style-name="P3"/>
      <text:p text:style-name="P9">3 . 3 . Modulo Agente</text:p>
      <text:p text:style-name="P3"/>
      <text:p text:style-name="P9">3 . 4 . Modulo Cliente</text:p>
      <text:p text:style-name="P9"><text:span text:style-name="T3"/></text:p>
      <text:p text:style-name="P9"><text:span text:style-name="T3">Este modulo de por si es bastante simple, aquí se implemento completamente la aplicación de Agente...</text:span></text:p>
      <text:p text:style-name="P5">4 . Programas Intermedios y de Pru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7T20:49:47</meta:creation-date>
    <dc:date>2012-07-10T01:52:56</dc:date>
    <dc:creator>Migue </dc:creator>
    <meta:editing-duration>PT03H30M56S</meta:editing-duration>
    <meta:editing-cycles>7</meta:editing-cycles>
    <meta:generator>OpenOffice.org/3.2$Linux OpenOffice.org_project/320m12$Build-9483</meta:generator>
    <meta:document-statistic meta:table-count="0" meta:image-count="0" meta:object-count="0" meta:page-count="6" meta:paragraph-count="28" meta:word-count="234" meta:character-count="1319"/>
  </office:meta>
</office:document-meta>
</file>